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cided on Jaca programming language</text:p>
      <text:p text:style-name="Standard"/>
      <text:h text:style-name="Heading_20_1" text:outline-level="1">Team leaders are assigned as follows</text:h>
      <text:p text:style-name="Standard">20 Marks | D1: Use-cases and requirements - Pat</text:p>
      <text:p text:style-name="Standard">in 13 days</text:p>
      <text:p text:style-name="Standard">13 Oct 2021 22:59</text:p>
      <text:p text:style-name="Standard"/>
      <text:p text:style-name="Standard">20 Marks | D2: Design <text:s/>- Liam</text:p>
      <text:p text:style-name="Standard">in a month</text:p>
      <text:p text:style-name="Standard">27 Oct 2021 22:59</text:p>
      <text:p text:style-name="Standard"/>
      <text:p text:style-name="Standard">20 Marks | D3: Working demonstrator - Jack </text:p>
      <text:p text:style-name="Standard">in a month</text:p>
      <text:p text:style-name="Standard">10 Nov 2021 23:59</text:p>
      <text:p text:style-name="Standard"/>
      <text:p text:style-name="Standard">20 Marks | D4: Test suite <text:s/>- Tadhg</text:p>
      <text:p text:style-name="Standard">in 2 months</text:p>
      <text:p text:style-name="Standard">24 Nov 2021 23:59</text:p>
      <text:p text:style-name="Standard"/>
      <text:p text:style-name="Standard">20 Marks | D5: Live presentations/demonstrations - David</text:p>
      <text:p text:style-name="Standard">in 2 months</text:p>
      <text:p text:style-name="Standard">22 Nov 2021 23:59 </text:p>
      <text:p text:style-name="Standard"/>
      <text:p text:style-name="Standard">To do list android app</text:p>
      <text:p text:style-name="Standard"/>
      <text:h text:style-name="Heading_20_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30T17:20:34.204292260</meta:creation-date>
    <dc:date>2021-10-01T17:01:08.107979685</dc:date>
    <meta:editing-duration>PT1M2S</meta:editing-duration>
    <meta:editing-cycles>1</meta:editing-cycles>
    <meta:document-statistic meta:table-count="0" meta:image-count="0" meta:object-count="0" meta:page-count="1" meta:paragraph-count="18" meta:word-count="91" meta:character-count="441" meta:non-whitespace-character-count="364"/>
    <meta:generator>LibreOffice/7.2.1.2$Linux_X86_64 LibreOffice_project/2c9f9a7aa7c967a1b7ec3448959cff87b32f6580</meta:generator>
  </office:meta>
</office:document-meta>
</file>